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ableColumn8" style:family="table-column">
      <style:table-column-properties style:column-width="2.3298in"/>
    </style:style>
    <style:style style:name="TableColumn9" style:family="table-column">
      <style:table-column-properties style:column-width="3.409in"/>
    </style:style>
    <style:style style:name="Table7" style:family="table">
      <style:table-properties style:width="5.7388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1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1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1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DefaultParagraphFont" style:family="text">
      <style:text-properties style:font-name="Segoe UI Emoji" style:font-name-complex="Segoe UI Emoji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="Segoe UI Emoji" style:font-name-complex="Segoe UI Emoji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name="Segoe UI Emoji" style:font-name-complex="Segoe UI Emoji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Segoe UI Emoji" style:font-name-complex="Segoe UI Emoji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style:font-name="Segoe UI Emoji" style:font-name-complex="Segoe UI Emoji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2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2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2" style:family="paragraph"/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TableColumn70" style:family="table-column">
      <style:table-column-properties style:column-width="0.809in"/>
    </style:style>
    <style:style style:name="TableColumn71" style:family="table-column">
      <style:table-column-properties style:column-width="4.6631in"/>
    </style:style>
    <style:style style:name="Table69" style:family="table">
      <style:table-properties style:width="5.4722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3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list-style-name="LFO3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3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list-style-name="LFO4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4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4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list-style-name="LFO5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5" style:family="paragraph"/>
    <style:style style:name="P112" style:parent-style-name="Normal" style:list-style-name="LFO5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TableColumn116" style:family="table-column">
      <style:table-column-properties style:column-width="3.7847in"/>
    </style:style>
    <style:style style:name="TableColumn117" style:family="table-column">
      <style:table-column-properties style:column-width="2.4833in"/>
    </style:style>
    <style:style style:name="Table115" style:family="table">
      <style:table-properties style:width="6.268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ject Structure, Configuration, and Development Tools - Comprehensive Notes</text:p>
      <text:p text:style-name="Normal">These structured notes will help you master .NET<text:s/><text:span text:style-name="T2">project structure, Visual Studio, build operations, and development tools</text:span>, ensuring you're well-prepared for your interview.</text:p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P3">1. Basic Project Structure in .NET</text:p>
      <text:p text:style-name="P4">Overview of .NET Project Structure</text:p>
      <text:p text:style-name="Normal">A typical<text:s/><text:span text:style-name="T5">.NET Core / .NET 5+ project</text:span><text:s/>follows a standardized structure:</text:p>
      <text:p text:style-name="Normal">bash</text:p>
      <text:p text:style-name="Normal">CopyEdit</text:p>
      <text:p text:style-name="Normal">/MyProject</text:p>
      <text:p text:style-name="Normal">│── /bin <text:s text:c="15"/># Compiled output files (DLLs, EXEs)</text:p>
      <text:p text:style-name="Normal">│── /obj <text:s text:c="15"/># Temporary build files</text:p>
      <text:p text:style-name="Normal">│── /Properties <text:s text:c="8"/># Configuration settings (launchSettings.json)</text:p>
      <text:p text:style-name="Normal">│── /wwwroot <text:s text:c="10"/># Static files (CSS, JS, images) - for Web Apps</text:p>
      <text:p text:style-name="Normal">│── /Controllers <text:s text:c="7"/># MVC Controllers (For Web API / MVC)</text:p>
      <text:p text:style-name="Normal">│── /Models <text:s text:c="12"/># Data Models (Entities, DTOs)</text:p>
      <text:p text:style-name="Normal">│── /Views <text:s text:c="13"/># Razor Views (For MVC Applications)</text:p>
      <text:p text:style-name="Normal">│── /Pages <text:s text:c="13"/># Razor Pages (For Blazor Applications)</text:p>
      <text:p text:style-name="Normal">│── /Migrations <text:s text:c="8"/># Entity Framework Migrations (For Database changes)</text:p>
      <text:p text:style-name="Normal">│── /Services <text:s text:c="10"/># Business Logic Services</text:p>
      <text:p text:style-name="Normal">│── /Configurations <text:s text:c="4"/># Configuration files (appsettings.json)</text:p>
      <text:p text:style-name="Normal">│── appsettings.json <text:s text:c="3"/># App configuration (DB connections, API Keys)</text:p>
      <text:p text:style-name="Normal">│── Program.cs <text:s text:c="9"/># Entry Point (Main method)</text:p>
      <text:p text:style-name="Normal">│── Startup.cs <text:s text:c="9"/># Configuration &amp; Middleware setup (For older .NET versions)</text:p>
      <text:p text:style-name="Normal">│── *.csproj <text:s text:c="11"/># Project File (Contains metadata, dependencies)</text:p>
      <text:p text:style-name="P6">Key Components of a .NET Project</text:p>
      <table:table table:style-name="Table7">
        <table:table-columns>
          <table:table-column table:style-name="TableColumn8"/>
          <table:table-column table:style-name="TableColumn9"/>
        </table:table-columns>
        <table:table-header-rows>
          <table:table-row table:style-name="TableRow10">
            <table:table-cell table:style-name="TableCell11">
              <text:soft-page-break/>
              <text:p text:style-name="P12">Component</text:p>
            </table:table-cell>
            <table:table-cell table:style-name="TableCell13">
              <text:p text:style-name="P14">Description</text:p>
            </table:table-cell>
          </table:table-row>
        </table:table-header-rows>
        <table:table-row table:style-name="TableRow15">
          <table:table-cell table:style-name="TableCell16">
            <text:p text:style-name="Normal">bin/</text:p>
          </table:table-cell>
          <table:table-cell table:style-name="TableCell17">
            <text:p text:style-name="Normal">Stores compiled binaries (DLLs/EXEs).</text:p>
          </table:table-cell>
        </table:table-row>
        <table:table-row table:style-name="TableRow18">
          <table:table-cell table:style-name="TableCell19">
            <text:p text:style-name="Normal">obj/</text:p>
          </table:table-cell>
          <table:table-cell table:style-name="TableCell20">
            <text:p text:style-name="Normal">Temporary object files during compilation.</text:p>
          </table:table-cell>
        </table:table-row>
        <table:table-row table:style-name="TableRow21">
          <table:table-cell table:style-name="TableCell22">
            <text:p text:style-name="Normal">wwwroot/</text:p>
          </table:table-cell>
          <table:table-cell table:style-name="TableCell23">
            <text:p text:style-name="Normal">Static files (CSS, JS, images) for web apps.</text:p>
          </table:table-cell>
        </table:table-row>
        <table:table-row table:style-name="TableRow24">
          <table:table-cell table:style-name="TableCell25">
            <text:p text:style-name="Normal">Controllers/</text:p>
          </table:table-cell>
          <table:table-cell table:style-name="TableCell26">
            <text:p text:style-name="Normal">MVC or Web API controllers.</text:p>
          </table:table-cell>
        </table:table-row>
        <table:table-row table:style-name="TableRow27">
          <table:table-cell table:style-name="TableCell28">
            <text:p text:style-name="Normal">Models/</text:p>
          </table:table-cell>
          <table:table-cell table:style-name="TableCell29">
            <text:p text:style-name="Normal">Represents data structure (Entities, DTOs).</text:p>
          </table:table-cell>
        </table:table-row>
        <table:table-row table:style-name="TableRow30">
          <table:table-cell table:style-name="TableCell31">
            <text:p text:style-name="Normal">Views/Pages/</text:p>
          </table:table-cell>
          <table:table-cell table:style-name="TableCell32">
            <text:p text:style-name="Normal">UI components (For MVC, Blazor, Razor Pages).</text:p>
          </table:table-cell>
        </table:table-row>
        <table:table-row table:style-name="TableRow33">
          <table:table-cell table:style-name="TableCell34">
            <text:p text:style-name="Normal">appsettings.json</text:p>
          </table:table-cell>
          <table:table-cell table:style-name="TableCell35">
            <text:p text:style-name="Normal">Stores configuration settings (DB, APIs).</text:p>
          </table:table-cell>
        </table:table-row>
        <table:table-row table:style-name="TableRow36">
          <table:table-cell table:style-name="TableCell37">
            <text:p text:style-name="Normal">Program.cs</text:p>
          </table:table-cell>
          <table:table-cell table:style-name="TableCell38">
            <text:p text:style-name="Normal">Application entry point.</text:p>
          </table:table-cell>
        </table:table-row>
        <table:table-row table:style-name="TableRow39">
          <table:table-cell table:style-name="TableCell40">
            <text:p text:style-name="Normal">Startup.cs (Older .NET versions)</text:p>
          </table:table-cell>
          <table:table-cell table:style-name="TableCell41">
            <text:p text:style-name="Normal">Middleware and services setup.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P42">2. Introduction to Visual Studio and .NET CLI</text:p>
      <text:p text:style-name="P43">What is Visual Studio?</text:p>
      <text:list text:style-name="LFO1" text:continue-numbering="true">
        <text:list-item>
          <text:p text:style-name="P44"><text:span text:style-name="T45">Integrated Development Environment (IDE)</text:span><text:s/>for .NET development.</text:p>
        </text:list-item>
        <text:list-item>
          <text:p text:style-name="P46">Provides<text:s/><text:span text:style-name="T47">code editing, debugging, compilation, and project management</text:span><text:s/>features.</text:p>
        </text:list-item>
        <text:list-item>
          <text:p text:style-name="P48">Supports<text:s/><text:span text:style-name="T49">multiple .NET languages</text:span><text:s/>like C#, F#, VB.NET.</text:p>
        </text:list-item>
      </text:list>
      <text:p text:style-name="P50">Key Features of Visual Studio</text:p>
      <text:p text:style-name="Normal"><text:span text:style-name="T51">✅</text:span><text:s/><text:span text:style-name="T52">Code Editor</text:span>: IntelliSense, Syntax Highlighting, Code Completion.<text:line-break/><text:span text:style-name="T53">✅</text:span><text:s/><text:span text:style-name="T54">Debugging Tools</text:span>: Step-through debugging, breakpoints, watch variables.<text:line-break/><text:span text:style-name="T55">✅</text:span><text:s/><text:span text:style-name="T56">Project Management</text:span>: Solution Explorer to manage files and dependencies.<text:line-break/><text:span text:style-name="T57">✅</text:span><text:s/><text:span text:style-name="T58">NuGet Package Manager</text:span>: Manages third-party libraries/packages.<text:line-break/><text:span text:style-name="T59">✅</text:span><text:s/><text:span text:style-name="T60">Extensions &amp; Integrations</text:span>: Supports Git, Azure, Docker, etc.</text:p>
      <text:p text:style-name="P61">.NET CLI (Command Line Interface)</text:p>
      <text:list text:style-name="LFO2" text:continue-numbering="true">
        <text:list-item>
          <text:p text:style-name="P62"><text:span text:style-name="T63">Alternative to Visual Studio</text:span><text:s/>for managing .NET projects.</text:p>
        </text:list-item>
        <text:list-item>
          <text:p text:style-name="P64">Used for<text:s/><text:span text:style-name="T65">creating, building, running, and publishing .NET applications</text:span>.</text:p>
        </text:list-item>
        <text:list-item>
          <text:p text:style-name="P66">Common Commands:<text:s/></text:p>
        </text:list-item>
      </text:list>
      <text:p text:style-name="Normal">sh</text:p>
      <text:soft-page-break/>
      <text:p text:style-name="Normal">CopyEdit</text:p>
      <text:p text:style-name="Normal">dotnet new console -o MyApp <text:s text:c="4"/># Create a new .NET Console App</text:p>
      <text:p text:style-name="Normal">dotnet build <text:s text:c="19"/># Build the project</text:p>
      <text:p text:style-name="Normal">dotnet run <text:s text:c="21"/># Run the application</text:p>
      <text:p text:style-name="Normal">dotnet publish -c Release <text:s text:c="7"/># Publish a Release build</text:p>
      <text:p text:style-name="Normal">dotnet add package Newtonsoft.Json <text:s/># Add a NuGet package</text:p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P67">3. Build, Rebuild, and Clean Operations in Visual Studio</text:p>
      <text:p text:style-name="P68">Build vs Rebuild vs Clean</text:p>
      <table:table table:style-name="Table69">
        <table:table-columns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Operation</text:p>
            </table:table-cell>
            <table:table-cell table:style-name="TableCell75">
              <text:p text:style-name="P76">Description</text:p>
            </table:table-cell>
          </table:table-row>
        </table:table-header-rows>
        <table:table-row table:style-name="TableRow77">
          <table:table-cell table:style-name="TableCell78">
            <text:p text:style-name="Normal"><text:span text:style-name="T79">Build</text:span></text:p>
          </table:table-cell>
          <table:table-cell table:style-name="TableCell80">
            <text:p text:style-name="Normal">Compiles only the changed files since the last build.</text:p>
          </table:table-cell>
        </table:table-row>
        <table:table-row table:style-name="TableRow81">
          <table:table-cell table:style-name="TableCell82">
            <text:p text:style-name="Normal"><text:span text:style-name="T83">Rebuild</text:span></text:p>
          </table:table-cell>
          <table:table-cell table:style-name="TableCell84">
            <text:p text:style-name="Normal">Cleans and recompiles the entire project, even unchanged files.</text:p>
          </table:table-cell>
        </table:table-row>
        <table:table-row table:style-name="TableRow85">
          <table:table-cell table:style-name="TableCell86">
            <text:p text:style-name="Normal"><text:span text:style-name="T87">Clean</text:span></text:p>
          </table:table-cell>
          <table:table-cell table:style-name="TableCell88">
            <text:p text:style-name="Normal">Deletes temporary files (bin/ and obj/ folders) without rebuilding.</text:p>
          </table:table-cell>
        </table:table-row>
      </table:table>
      <text:p text:style-name="P89">When to Use Each?</text:p>
      <text:list text:style-name="LFO3" text:continue-numbering="true">
        <text:list-item>
          <text:p text:style-name="P90">Use<text:s/><text:span text:style-name="T91">Build</text:span><text:s/>when<text:s/><text:span text:style-name="T92">incremental changes</text:span><text:s/>are made.</text:p>
        </text:list-item>
        <text:list-item>
          <text:p text:style-name="P93">Use<text:s/><text:span text:style-name="T94">Rebuild</text:span><text:s/>when encountering<text:s/><text:span text:style-name="T95">inconsistent builds or major changes</text:span>.</text:p>
        </text:list-item>
        <text:list-item>
          <text:p text:style-name="P96">Use<text:s/><text:span text:style-name="T97">Clean</text:span><text:s/>to<text:s/><text:span text:style-name="T98">free up space</text:span><text:s/>or<text:s/><text:span text:style-name="T99">force a full rebuild later</text:span>.</text:p>
        </text:list-item>
      </text:list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P100">4. Bin vs Obj Folders in .NET</text:p>
      <text:p text:style-name="P101">Bin Folder</text:p>
      <text:list text:style-name="LFO4" text:continue-numbering="true">
        <text:list-item>
          <text:p text:style-name="P102">Stores the<text:s/><text:span text:style-name="T103">final compiled output</text:span><text:s/>(EXEs, DLLs).</text:p>
        </text:list-item>
        <text:list-item>
          <text:p text:style-name="P104">Contains the<text:s/><text:span text:style-name="T105">application executable and required libraries</text:span>.</text:p>
        </text:list-item>
        <text:list-item>
          <text:p text:style-name="P106"><text:span text:style-name="T107">Path Example</text:span>: MyProject/bin/Debug/net7.0/MyApp.exe</text:p>
        </text:list-item>
      </text:list>
      <text:p text:style-name="P108">Obj Folder</text:p>
      <text:list text:style-name="LFO5" text:continue-numbering="true">
        <text:list-item>
          <text:p text:style-name="P109">Holds<text:s/><text:span text:style-name="T110">intermediate files</text:span><text:s/>used during the build process.</text:p>
        </text:list-item>
        <text:list-item>
          <text:p text:style-name="P111">Stores metadata, logs, and temporary files for incremental compilation.</text:p>
        </text:list-item>
        <text:list-item>
          <text:p text:style-name="P112"><text:span text:style-name="T113">Path Example</text:span>: MyProject/obj/Debug/net7.0/ProjectAssembly.dll</text:p>
        </text:list-item>
      </text:list>
      <text:soft-page-break/>
      <text:p text:style-name="P114">Key Differences</text:p>
      <table:table table:style-name="Table115">
        <table:table-columns>
          <table:table-column table:style-name="TableColumn116"/>
          <table:table-column table:style-name="TableColumn117"/>
        </table:table-columns>
        <table:table-header-rows>
          <table:table-row table:style-name="TableRow118">
            <table:table-cell table:style-name="TableCell119">
              <text:p text:style-name="P120">Bin Folder</text:p>
            </table:table-cell>
            <table:table-cell table:style-name="TableCell121">
              <text:p text:style-name="P122">Obj Folder</text:p>
            </table:table-cell>
          </table:table-row>
        </table:table-header-rows>
        <table:table-row table:style-name="TableRow123">
          <table:table-cell table:style-name="TableCell124">
            <text:p text:style-name="Normal">Contains<text:s/><text:span text:style-name="T125">final output files</text:span><text:s/>(DLLs/EXEs).</text:p>
          </table:table-cell>
          <table:table-cell table:style-name="TableCell126">
            <text:p text:style-name="Normal">Stores<text:s/><text:span text:style-name="T127">temporary compilation files</text:span>.</text:p>
          </table:table-cell>
        </table:table-row>
        <table:table-row table:style-name="TableRow128">
          <table:table-cell table:style-name="TableCell129">
            <text:p text:style-name="Normal">Used for<text:s/><text:span text:style-name="T130">execution &amp; deployment</text:span>.</text:p>
          </table:table-cell>
          <table:table-cell table:style-name="TableCell131">
            <text:p text:style-name="Normal">Used for<text:s/><text:span text:style-name="T132">incremental compilation</text:span>.</text:p>
          </table:table-cell>
        </table:table-row>
        <table:table-row table:style-name="TableRow133">
          <table:table-cell table:style-name="TableCell134">
            <text:p text:style-name="Normal">Not needed during<text:s/><text:span text:style-name="T135">development</text:span><text:s/>but required for<text:s/><text:span text:style-name="T136">running applications</text:span>.</text:p>
          </table:table-cell>
          <table:table-cell table:style-name="TableCell137">
            <text:p text:style-name="Normal">Automatically created during<text:s/><text:span text:style-name="T138">build process</text:span>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3:08:00Z</meta:creation-date>
    <dc:date>2025-03-19T13:08:00Z</dc:date>
    <meta:template xlink:href="Normal.dotm" xlink:type="simple"/>
    <meta:editing-cycles>1</meta:editing-cycles>
    <meta:editing-duration>PT0S</meta:editing-duration>
    <meta:document-statistic meta:page-count="4" meta:paragraph-count="8" meta:word-count="632" meta:character-count="4227" meta:row-count="30" meta:non-whitespace-character-count="3603"/>
  </office:meta>
</office:document-meta>
</file>